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34in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00ac2"/>
    </style:style>
    <style:style style:name="P4" style:family="paragraph" style:parent-style-name="Standard">
      <style:paragraph-properties style:snap-to-layout-grid="false"/>
      <style:text-properties officeooo:paragraph-rsid="00170654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fo:font-weight="normal" officeooo:rsid="000db5c6" officeooo:paragraph-rsid="000e5e0b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style:use-window-font-color="true" style:font-name="Times New Roman" fo:font-size="12pt" fo:font-weight="normal" officeooo:rsid="001579b5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use-window-font-color="true" style:font-name="Times New Roman" fo:font-size="12pt" fo:font-weight="normal" officeooo:rsid="001579b5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" fo:font-size="12pt" fo:font-weight="normal" officeooo:rsid="001579b5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Table_20_Contents">
      <style:paragraph-properties fo:margin-top="0in" fo:margin-bottom="0.0827in" style:contextual-spacing="false"/>
      <style:text-properties style:use-window-font-color="true" style:font-name="Times New Roman" fo:font-size="12pt" fo:font-weight="normal" officeooo:rsid="001579b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Table_20_Contents">
      <style:paragraph-properties fo:margin-top="0in" fo:margin-bottom="0.0827in" style:contextual-spacing="false"/>
      <style:text-properties style:use-window-font-color="true" style:font-name="Times New Roman" fo:font-size="12pt" fo:font-weight="normal" officeooo:rsid="001579b5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e5e0b" officeooo:paragraph-rsid="000e5e0b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5e0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7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100ac2" style:font-weight-asian="normal" style:font-weight-complex="normal"/>
    </style:style>
    <style:style style:name="T4" style:family="text">
      <style:text-properties fo:font-weight="normal" officeooo:rsid="00170654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7" style:family="text">
      <style:text-properties style:use-window-font-color="true" style:font-name="Times New Roman" officeooo:rsid="0012d655" style:font-name-asian="Times New Roman" style:font-name-complex="Times New Roman"/>
    </style:style>
    <style:style style:name="T8" style:family="text">
      <style:text-properties style:use-window-font-color="true" style:font-name="Times New Roman" officeooo:rsid="00170654" style:font-name-asian="Times New Roman" style:font-name-complex="Times New Roman"/>
    </style:style>
    <style:style style:name="T9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officeooo:rsid="00088ef7"/>
    </style:style>
    <style:style style:name="T12" style:family="text">
      <style:text-properties style:use-window-font-color="true" style:font-name="Times New Roman" officeooo:rsid="00170654"/>
    </style:style>
    <style:style style:name="T13" style:family="text">
      <style:text-properties officeooo:rsid="000e5e0b"/>
    </style:style>
    <style:style style:name="T14" style:family="text">
      <style:text-properties officeooo:rsid="00170654"/>
    </style:style>
    <style:style style:name="T15" style:family="text">
      <style:text-properties officeooo:rsid="001788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<text:s/></text:span><text:span text:style-name="T4">Votar Solicitud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5">CU.G.02.05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UC_5f_NormalAzul_20_Car"><text:span text:style-name="T12">Miembro del Comité</text:span></text:span><text:span text:style-name="UC_5f_NormalAzul_20_Car"><text:span text:style-name="T11">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UC_5f_NormalAzul_20_Car"><text:span text:style-name="T9">Objetivo:</text:span></text:span><text:span text:style-name="UC_5f_NormalAzul_20_Car"><text:span text:style-name="T5"> </text:span></text:span><text:span text:style-name="UC_5f_NormalAzul_20_Car"><text:span text:style-name="T8">Votar acerca de la aprobación de una solicitud para realizar el cambio de un ítem que se encuentra en una línea base finalizad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UC_5f_NormalAzul_20_Car"><text:span text:style-name="T9">Pre-</text:span></text:span><text:span text:style-name="UC_5f_NormalAzul_20_Car"><text:span text:style-name="T10">C</text:span></text:span><text:span text:style-name="UC_5f_NormalAzul_20_Car"><text:span text:style-name="T9">ondiciones:</text:span></text:span><text:span text:style-name="UC_5f_NormalAzul_20_Car"><text:span text:style-name="T5"> </text:span></text:span><text:span text:style-name="UC_5f_NormalAzul_20_Car"><text:span text:style-name="T6">El usuario </text:span></text:span><text:span text:style-name="UC_5f_NormalAzul_20_Car"><text:span text:style-name="T7">debe </text:span></text:span><text:span text:style-name="UC_5f_NormalAzul_20_Car"><text:span text:style-name="T6">contar con los permisos necesarios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4">Se aprueba o rechaza la solicitud de cambio.</text:span>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Usuario</text:p>
          </table:table-cell>
          <table:table-cell table:style-name="Table1.A1" office:value-type="string">
            <text:p text:style-name="P6">Sistema</text:p>
          </table:table-cell>
        </table:table-row>
        <table:table-row table:style-name="Table1.3">
          <table:table-cell table:style-name="Table1.A2" office:value-type="string">
            <text:p text:style-name="P13">1. Selecciona la opción “Votar Solicitudes de Cambio”.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4" office:value-type="string">
            <text:p text:style-name="P14"/>
          </table:table-cell>
          <table:table-cell table:style-name="Table1.B4" office:value-type="string">
            <text:p text:style-name="P9">2. El sistema desplegara una lista de solicitudes pendientes de aprobación.</text:p>
          </table:table-cell>
        </table:table-row>
        <table:table-row table:style-name="Table1.3">
          <table:table-cell table:style-name="Table1.A4" office:value-type="string">
            <text:p text:style-name="P11">3. Selecciona una solicitud.</text:p>
          </table:table-cell>
          <table:table-cell table:style-name="Table1.B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1"/>
          </table:table-cell>
          <table:table-cell table:style-name="Table1.B4" office:value-type="string">
            <text:p text:style-name="P11">5. Despliega los detalles de la solicitud dada, incluidos los cálculos de impacto y costo.</text:p>
          </table:table-cell>
        </table:table-row>
        <table:table-row table:style-name="Table1.3">
          <table:table-cell table:style-name="Table1.A4" office:value-type="string">
            <text:p text:style-name="P11">6. Selecciona aprobar o desaprobar solicitud.</text:p>
          </table:table-cell>
          <table:table-cell table:style-name="Table1.B4" office:value-type="string">
            <text:p text:style-name="P11"/>
          </table:table-cell>
        </table:table-row>
        <table:table-row table:style-name="Table1.3">
          <table:table-cell table:style-name="Table1.A4" office:value-type="string">
            <text:p text:style-name="P11"/>
          </table:table-cell>
          <table:table-cell table:style-name="Table1.B4" office:value-type="string">
            <text:p text:style-name="P11">7. <text:span text:style-name="T14">Persiste el voto y c</text:span>omputa el voto del miembro del comité. Si este voto es decisivo para la votación, es decir, se logra mayoría de votos, se establece el estado de la solicitud a aprobado o desaprobado de acuerdo al resultado de la votación.</text:p>
          </table:table-cell>
        </table:table-row>
        <table:table-row table:style-name="Table1.3">
          <table:table-cell table:style-name="Table1.A4" office:value-type="string">
            <text:p text:style-name="P11"/>
          </table:table-cell>
          <table:table-cell table:style-name="Table1.B4" office:value-type="string">
            <text:p text:style-name="P11">8. Se informa el resultado de la votación a los miembros del comité <text:span text:style-name="T14">y al solicitante</text:span>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4022230432464930682" text:style-name="WW8Num8">
              <text:list-item>
                <text:p text:style-name="P15">Cancelar.</text:p>
                <text:p text:style-name="P16">En el paso <text:span text:style-name="T14">6</text:span>, se selecciona la <text:span text:style-name="T15">opción</text:span> Cancelar, se vuelve a administrar solicitudes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4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3">Administrar Solicitud de Cambio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5">RF258 al RF265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9</meta:editing-cycles>
    <meta:editing-duration>PT35M42S</meta:editing-duration>
    <dc:date>2014-03-16T23:04:50.393987150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7" meta:word-count="243" meta:character-count="1511" meta:non-whitespace-character-count="1291"/>
  </office:meta>
</office:document-meta>
</file>